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Courier New" svg:font-family="'Courier New'" style:font-family-generic="modern" style:font-pitch="fixed"/>
    <style:font-face style:name="FZSongTi1" svg:font-family="FZSongT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automatic-styles>
    <style:style style:name="P1" style:family="paragraph" style:parent-style-name="Preformatted_20_Text">
      <style:text-properties style:font-name="Times New Roman" fo:font-size="12pt" style:font-size-asian="12pt" style:font-size-complex="12pt"/>
    </style:style>
    <style:style style:name="P2" style:family="paragraph" style:parent-style-name="Preformatted_20_Text">
      <style:text-properties style:font-name="Times New Roman" fo:font-size="12pt" officeooo:paragraph-rsid="001f0f34" style:font-size-asian="12pt" style:font-size-complex="12pt"/>
    </style:style>
    <style:style style:name="P3" style:family="paragraph" style:parent-style-name="Preformatted_20_Text">
      <style:text-properties style:font-name="Times New Roman" fo:font-size="12pt" officeooo:paragraph-rsid="001f6e6c" style:font-size-asian="12pt" style:font-size-complex="12pt"/>
    </style:style>
    <style:style style:name="P4" style:family="paragraph" style:parent-style-name="Preformatted_20_Text">
      <style:text-properties style:font-name="Times New Roman" fo:font-size="12pt" officeooo:paragraph-rsid="00208d40" style:font-size-asian="12pt" style:font-size-complex="12pt"/>
    </style:style>
    <style:style style:name="P5"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6" style:family="paragraph" style:parent-style-name="Preformatted_20_Text">
      <style:text-properties style:font-name="Times New Roman" fo:font-size="12pt" fo:font-weight="bold" officeooo:paragraph-rsid="001f0f34" style:font-size-asian="12pt" style:font-weight-asian="bold" style:font-size-complex="12pt" style:font-weight-complex="bold"/>
    </style:style>
    <style:style style:name="P7" style:family="paragraph" style:parent-style-name="Preformatted_20_Text">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8" style:family="paragraph" style:parent-style-name="Preformatted_20_Text">
      <style:text-properties style:font-name="Times New Roman" fo:font-size="14pt" fo:font-weight="bold" style:font-size-asian="14pt" style:font-weight-asian="bold" style:font-size-complex="14pt" style:font-weight-complex="bold"/>
    </style:style>
    <style:style style:name="P9" style:family="paragraph" style:parent-style-name="Preformatted_20_Text">
      <style:text-properties style:font-name="Times New Roman" fo:font-size="14pt" fo:font-weight="bold" officeooo:paragraph-rsid="001f0f34" style:font-size-asian="14pt" style:font-weight-asian="bold" style:font-size-complex="14pt" style:font-weight-complex="bold"/>
    </style:style>
    <style:style style:name="P10" style:family="paragraph" style:parent-style-name="Preformatted_20_Text">
      <style:text-properties style:font-name="Times New Roman" fo:font-size="12pt" style:font-size-asian="12pt" style:font-size-complex="12pt"/>
    </style:style>
    <style:style style:name="P11" style:family="paragraph" style:parent-style-name="Preformatted_20_Text">
      <style:text-properties style:font-name="Times New Roman" fo:font-size="12pt" officeooo:rsid="001f0f34" officeooo:paragraph-rsid="001f0f34" style:font-size-asian="12pt" style:font-size-complex="12pt"/>
    </style:style>
    <style:style style:name="P12" style:family="paragraph" style:parent-style-name="Preformatted_20_Text">
      <style:text-properties style:font-name="Times New Roman" fo:font-size="12pt" officeooo:rsid="00208d40" officeooo:paragraph-rsid="00208d40" style:font-size-asian="12pt" style:font-size-complex="12pt"/>
    </style:style>
    <style:style style:name="P13" style:family="paragraph" style:parent-style-name="Preformatted_20_Text">
      <style:text-properties style:font-name="Times New Roman" fo:font-size="12pt" officeooo:rsid="00208d40" officeooo:paragraph-rsid="001f6e6c" style:font-size-asian="12pt" style:font-size-complex="12pt"/>
    </style:style>
    <style:style style:name="P14" style:family="paragraph" style:parent-style-name="Preformatted_20_Text">
      <style:text-properties style:font-name="Times New Roman" fo:font-size="12pt" officeooo:rsid="001f6e6c" officeooo:paragraph-rsid="001f6e6c" style:font-size-asian="12pt" style:font-size-complex="12pt"/>
    </style:style>
    <style:style style:name="P15" style:family="paragraph" style:parent-style-name="Preformatted_20_Text">
      <style:text-properties style:font-name="Times New Roman" fo:font-size="12pt" fo:font-weight="normal" officeooo:rsid="00208d40" officeooo:paragraph-rsid="00208d40" style:font-size-asian="12pt" style:font-weight-asian="normal" style:font-size-complex="12pt" style:font-weight-complex="normal"/>
    </style:style>
    <style:style style:name="P16" style:family="paragraph" style:parent-style-name="Preformatted_20_Text">
      <style:text-properties style:font-name="Times New Roman" fo:font-size="15pt" fo:font-weight="normal" officeooo:rsid="00208d40" officeooo:paragraph-rsid="00208d40" style:font-size-asian="15pt" style:font-weight-asian="normal" style:font-size-complex="15pt" style:font-weight-complex="normal"/>
    </style:style>
    <style:style style:name="P17" style:family="paragraph" style:parent-style-name="Preformatted_20_Text">
      <style:text-properties style:font-name="Times New Roman" fo:font-size="15pt" officeooo:rsid="00208d40" officeooo:paragraph-rsid="00208d40" style:font-size-asian="15pt" style:font-size-complex="15pt"/>
    </style:style>
    <style:style style:name="T1" style:family="text">
      <style:text-properties officeooo:rsid="001f0f34"/>
    </style:style>
    <style:style style:name="T2" style:family="text">
      <style:text-properties fo:font-weight="bold" officeooo:rsid="001f0f34" style:font-weight-asian="bold" style:font-weight-complex="bold"/>
    </style:style>
    <style:style style:name="T3" style:family="text">
      <style:text-properties fo:font-weight="bold" officeooo:rsid="00207f95" style:font-weight-asian="bold" style:font-weight-complex="bold"/>
    </style:style>
    <style:style style:name="T4" style:family="text">
      <style:text-properties fo:font-weight="bold" officeooo:rsid="00208d40" style:font-weight-asian="bold" style:font-weight-complex="bold"/>
    </style:style>
    <style:style style:name="T5" style:family="text">
      <style:text-properties fo:font-weight="bold" officeooo:rsid="00222992" style:font-weight-asian="bold" style:font-weight-complex="bold"/>
    </style:style>
    <style:style style:name="T6" style:family="text">
      <style:text-properties fo:font-size="14pt" officeooo:rsid="001f0f34"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1f0f34" style:font-size-asian="14pt" style:font-weight-asian="bold" style:font-size-complex="14pt" style:font-weight-complex="bold"/>
    </style:style>
    <style:style style:name="T9" style:family="text">
      <style:text-properties fo:font-size="14pt" fo:font-weight="bold" officeooo:rsid="00207f95" style:font-size-asian="14pt" style:font-weight-asian="bold" style:font-size-complex="14pt" style:font-weight-complex="bold"/>
    </style:style>
    <style:style style:name="T10" style:family="text">
      <style:text-properties fo:font-size="14pt" fo:font-weight="bold" officeooo:rsid="00208d40" style:font-size-asian="14pt" style:font-weight-asian="bold" style:font-size-complex="14pt" style:font-weight-complex="bold"/>
    </style:style>
    <style:style style:name="T11" style:family="text">
      <style:text-properties fo:font-size="14pt" fo:font-weight="bold" officeooo:rsid="001f6e6c" style:font-size-asian="14pt" style:font-weight-asian="bold" style:font-size-complex="14pt" style:font-weight-complex="bold"/>
    </style:style>
    <style:style style:name="T12" style:family="text">
      <style:text-properties fo:font-size="14pt" fo:font-weight="bold" officeooo:rsid="00222992" style:font-size-asian="14pt" style:font-weight-asian="bold" style:font-size-complex="14pt" style:font-weight-complex="bold"/>
    </style:style>
    <style:style style:name="T13" style:family="text">
      <style:text-properties fo:font-weight="normal" officeooo:rsid="001f0f34" style:font-weight-asian="normal" style:font-weight-complex="normal"/>
    </style:style>
    <style:style style:name="T14" style:family="text">
      <style:text-properties fo:font-weight="normal" officeooo:rsid="00208d40" style:font-weight-asian="normal" style:font-weight-complex="normal"/>
    </style:style>
    <style:style style:name="T15" style:family="text">
      <style:text-properties officeooo:rsid="001f6e6c"/>
    </style:style>
    <style:style style:name="T16" style:family="text">
      <style:text-properties fo:font-size="12pt" officeooo:rsid="001f6e6c" style:font-size-asian="10.5pt" style:font-size-complex="12pt"/>
    </style:style>
    <style:style style:name="T17" style:family="text">
      <style:text-properties fo:font-size="12pt" fo:font-weight="normal" officeooo:rsid="001f6e6c" style:font-size-asian="10.5pt" style:font-weight-asian="normal" style:font-size-complex="12pt" style:font-weight-complex="normal"/>
    </style:style>
    <style:style style:name="T18" style:family="text">
      <style:text-properties fo:font-size="12pt" fo:font-weight="normal" officeooo:rsid="00208d40" style:font-size-asian="10.5pt" style:font-weight-asian="normal" style:font-size-complex="12pt" style:font-weight-complex="normal"/>
    </style:style>
    <style:style style:name="T19" style:family="text">
      <style:text-properties officeooo:rsid="00207f95"/>
    </style:style>
    <style:style style:name="T20" style:family="text">
      <style:text-properties officeooo:rsid="00208d40"/>
    </style:style>
    <style:style style:name="T21" style:family="text">
      <style:text-properties style:text-position="0% 100%" fo:font-weight="bold" officeooo:rsid="00208d40" style:font-weight-asian="bold" style:font-weight-complex="bold"/>
    </style:style>
    <style:style style:name="T22" style:family="text">
      <style:text-properties style:text-position="0% 100%" fo:font-weight="normal" officeooo:rsid="00208d40" style:font-weight-asian="normal" style:font-weight-complex="normal"/>
    </style:style>
    <style:style style:name="T23" style:family="text">
      <style:text-properties officeooo:rsid="002229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chnical overview - xpilot AI project, group 28</text:p>
      <text:p text:style-name="P1"/>
      <text:p text:style-name="P8">Introduction</text:p>
      <text:p text:style-name="P1">The approach we chose early on was to keep it all in one class. We let different modes dictate how the ship is supposed to act, and what it does by default. The <text:span text:style-name="T20">states</text:span> are decided based on if-loops that determine what is going on in the game. </text:p>
      <text:p text:style-name="P1"/>
      <text:p text:style-name="P1">All the functions can be called and accessed from any mode, depending on what is needed. Our reasoning for this is to allow for easier modification throughout (and possibly after) the project, along with making it easier to read. In its current form it's easy to go through, see what functions are called and used, and what they are used for. Splitting the program up into classes makes it harder to get a complete view of what is going on, and also means that the two classes may require the same function or identical variables at the same time. Therefor we feel that our approach is both more efficient and easier to work with, considering the size of the program.</text:p>
      <text:p text:style-name="P1"/>
      <text:p text:style-name="P1">The tick function is where it all happens. Everything inside of the function is done every tick. Some of it is limited to certain modes, such as finding the right angle to fire a shot at an enemy. Other things are carried out always, for example scanning for incoming shots, and checking for walls.</text:p>
      <text:p text:style-name="P1"/>
      <text:p text:style-name="P8">The <text:span text:style-name="T1">states</text:span></text:p>
      <text:p text:style-name="P2">The actions of the ship are controlled by different <text:span text:style-name="T1">states that depend on the environment</text:span>.</text:p>
      <text:p text:style-name="P2"/>
      <text:p text:style-name="P2"><text:span text:style-name="T1">If at any time the ship is headed towards an obstacle it will change the the wanted heading by 90 degrees and change state to </text:span><text:span text:style-name="T2">turn</text:span><text:span text:style-name="T1">.</text:span></text:p>
      <text:p text:style-name="P11"/>
      <text:p text:style-name="P11">If at any time the ship detects an incoming shot it will change state to dodge.</text:p>
      <text:p text:style-name="P11"/>
      <text:p text:style-name="P2"><text:span text:style-name="T7">Init</text:span> <text:span text:style-name="T1">is the initial state</text:span>. <text:span text:style-name="T1">It's sole purpose is to avoid strange readings that appear directly when spawning. After three ticks it will change state to </text:span><text:span text:style-name="T2">ready</text:span><text:span text:style-name="T1">.</text:span></text:p>
      <text:p text:style-name="P11"/>
      <text:p text:style-name="P2"><text:span text:style-name="T7">Ready</text:span> <text:span text:style-name="T1">checks if there are any nearby ships, if there is it changes state to </text:span><text:span text:style-name="T2">shoot</text:span><text:span text:style-name="T1">, if not it changes state to </text:span><text:span text:style-name="T2">mov</text:span><text:span text:style-name="T5">e</text:span><text:span text:style-name="T1">.</text:span></text:p>
      <text:p text:style-name="P1"/>
      <text:p text:style-name="P1"><text:span text:style-name="T7">Mov</text:span><text:span text:style-name="T12">e</text:span> <text:span text:style-name="T1">thrusts if we're going too slow, and aim's towards the closest enemy on the radar. If there is another ship nearby it changes state to </text:span><text:span text:style-name="T2">shoot</text:span><text:span text:style-name="T1">.</text:span></text:p>
      <text:p text:style-name="P1"/>
      <text:p text:style-name="P6"><text:span text:style-name="T6">Dodge</text:span><text:span text:style-name="T1"> </text:span><text:span text:style-name="T13">detects from which direction the opposing shot is incoming and turns away and thrusts. If there are no dangerous shots it will change state to </text:span><text:span text:style-name="T1">ready</text:span><text:span text:style-name="T13">.</text:span></text:p>
      <text:p text:style-name="P11"/>
      <text:p text:style-name="P9"><text:span text:style-name="T1">Shoot </text:span><text:span text:style-name="T17">aims towards the closest ship and fires. If there are no nearby enemies it will change state to </text:span><text:span text:style-name="T16">ready</text:span><text:span text:style-name="T17">.</text:span></text:p>
      <text:p text:style-name="P11"/>
      <text:p text:style-name="P9"><text:span text:style-name="T1">Turn </text:span><text:span text:style-name="T17">will turn towards the wanted heading. When done it will change state to </text:span><text:span text:style-name="T16">wait</text:span><text:span text:style-name="T17">.</text:span></text:p>
      <text:p text:style-name="P11"><text:soft-page-break/></text:p>
      <text:p text:style-name="P9"><text:span text:style-name="T1">Wait </text:span><text:span text:style-name="T17">will thrust for 20 ticks to get away from the </text:span><text:span text:style-name="T18">obstacle</text:span><text:span text:style-name="T17"> and change state to </text:span><text:span text:style-name="T16">ready</text:span><text:span text:style-name="T17">.</text:span></text:p>
      <text:p text:style-name="P1"/>
      <text:p text:style-name="P1"/>
      <text:p text:style-name="P1"/>
      <text:p text:style-name="P1"/>
      <text:p text:style-name="P8">The functions</text:p>
      <text:p text:style-name="P15">This is a brief description of all functions used in the program. Major functions are called by the different states, and minor functions are called by other functions.</text:p>
      <text:p text:style-name="P5"/>
      <text:p text:style-name="P16">Major functions</text:p>
      <text:p text:style-name="P5"/>
      <text:p text:style-name="P1"><text:span text:style-name="T9">FlyTo</text:span><text:span text:style-name="T19"> </text:span>takes an enemy ship's radar coordinates and <text:span text:style-name="T15">calculates in what direction they are in.</text:span></text:p>
      <text:p text:style-name="P1"/>
      <text:p text:style-name="P1"><text:span text:style-name="T9">Shoot</text:span><text:span text:style-name="T19"> </text:span>uses the screen coordinates and velocity of the enemy ship to <text:span text:style-name="T19">determine the correct angle to aim at. Also adds some randomization to not make it as predictable. Uses the minor function </text:span><text:span text:style-name="T3">timeOfImpact</text:span><text:span text:style-name="T19">.</text:span></text:p>
      <text:p text:style-name="P1"/>
      <text:p text:style-name="P1"><text:span text:style-name="T9">Danger</text:span> loops through every shot ID from 0 to 99 within a radius of 200 units from the ship and tests the danger of all shots that are hostile (have a danger rating above -1). It calculates a linear equation for the shot trajectory and compares it with the current linear equation of the ship. If the two lines cross and, the shot and the ship are estimated to cross it at approximately the same time, it kicks in dodge mode. <text:span text:style-name="T20">Uses the minor functions </text:span><text:span text:style-name="T4">InterPointLine</text:span><text:span text:style-name="T20">, </text:span><text:span text:style-name="T4">StraightLine</text:span><text:span text:style-name="T20"> and </text:span><text:span text:style-name="T4">Intersection</text:span></text:p>
      <text:p text:style-name="P1"/>
      <text:p text:style-name="P4"><text:span text:style-name="T10">CheckWall</text:span><text:span text:style-name="T20"> checks for a wall within specified distance with wallFeeler and returns true if there is one.</text:span></text:p>
      <text:p text:style-name="P12"/>
      <text:p text:style-name="P17">Minor functions</text:p>
      <text:p text:style-name="P12"/>
      <text:p text:style-name="P3"><text:span text:style-name="T11">TimeOfImpact</text:span><text:span text:style-name="T15"> </text:span><text:span text:style-name="T19">calculates </text:span><text:span text:style-name="T20">at what time a shot will hit the enemy. Used in Shoot.</text:span></text:p>
      <text:p text:style-name="P13"/>
      <text:p text:style-name="P3"><text:span text:style-name="T10">I</text:span><text:span text:style-name="T11">nterPointLine</text:span><text:span text:style-name="T15"> </text:span><text:span text:style-name="T20">checks whether the trajectory of the shot will hit the ship. Used in </text:span><text:span text:style-name="T4">Danger</text:span><text:span text:style-name="T14">.</text:span></text:p>
      <text:p text:style-name="P14"/>
      <text:p text:style-name="P3"><text:span text:style-name="T10">S</text:span><text:span text:style-name="T11">traightLine</text:span><text:span text:style-name="T15"> </text:span><text:span text:style-name="T20">calculates the straight line equation and returns the k and m values. Used in </text:span><text:span text:style-name="T4">Danger</text:span><text:span text:style-name="T14">.</text:span></text:p>
      <text:p text:style-name="P14"/>
      <text:p text:style-name="P3"><text:span text:style-name="T10">I</text:span><text:span text:style-name="T11">ntersection</text:span><text:span text:style-name="T15"> </text:span><text:span text:style-name="T20">checks whether, and where, two straight lines will intersect. Returns a value for (x,y) where the lines cross. Used in </text:span><text:span text:style-name="T21">Danger</text:span><text:span text:style-name="T22">.</text:span></text:p>
      <text:p text:style-name="P1"/>
      <text:p text:style-name="P1"/>
      <text:p text:style-name="P1"><text:span text:style-name="T1">Written b</text:span>y Magnus Nielsen <text:span text:style-name="T20">and</text:span> John Litbo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Sans1" svg:font-family="LucidaSans"/>
    <style:font-face style:name="Courier New" svg:font-family="'Courier New'" style:font-family-generic="modern" style:font-pitch="fixed"/>
    <style:font-face style:name="FZSongTi1" svg:font-family="FZSongT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方正黑體"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FZSongTi1"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2-11T19:12:54</dc:date>
    <meta:generator>LibreOffice/3.6$Linux_X86_64 LibreOffice_project/360m1$Build-3</meta:generator>
    <meta:editing-duration>PT2H50M43S</meta:editing-duration>
    <meta:editing-cycles>8</meta:editing-cycles>
    <meta:document-statistic meta:table-count="0" meta:image-count="0" meta:object-count="0" meta:page-count="2" meta:paragraph-count="29" meta:word-count="709" meta:character-count="3980" meta:non-whitespace-character-count="3299"/>
  </office:meta>
</office:document-meta>
</file>